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8" office:value-type="string" calcext:value-type="string">
            <text:p>Average time(sec)</text:p>
          </table:table-cell>
          <table:table-cell table:style-name="ce14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8" office:value-type="string" calcext:value-type="string">
            <text:p>report included</text:p>
          </table:table-cell>
          <table:table-cell/>
          <table:table-cell table:style-name="ce7" table:formula="of:=AVERAGE([.H10:.H21])" office:value-type="float" office:value="0.0829423333333333" calcext:value-type="float">
            <text:p>0.0829423333</text:p>
          </table:table-cell>
          <table:table-cell table:formula="of:=STDEV([.H10:.H21])" office:value-type="float" office:value="0.000765208427142369" calcext:value-type="float">
            <text:p>0.0007652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9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827008" calcext:value-type="float">
            <text:p>0.0827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5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831854" calcext:value-type="float">
            <text:p>0.08318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832933" calcext:value-type="float">
            <text:p>0.08329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5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820361" calcext:value-type="float">
            <text:p>0.082036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820247" calcext:value-type="float">
            <text:p>0.08202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8338" calcext:value-type="float">
            <text:p>0.083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830686" calcext:value-type="float">
            <text:p>0.08306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818545" calcext:value-type="float">
            <text:p>0.08185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82781" calcext:value-type="float">
            <text:p>0.0827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826382" calcext:value-type="float">
            <text:p>0.08263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841786" calcext:value-type="float">
            <text:p>0.08417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5" office:value-type="float" office:value="0.1201313013" calcext:value-type="float">
            <text:p>0.1201313013</text:p>
          </table:table-cell>
          <table:table-cell table:number-columns-repeated="3"/>
          <table:table-cell office:value-type="float" office:value="0.0841668" calcext:value-type="float">
            <text:p>0.08416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_loopInvariant_a</text:p>
          </table:table-cell>
          <table:table-cell office:value-type="float" office:value="5.5118558333" calcext:value-type="float">
            <text:p>5.5118558333</text:p>
          </table:table-cell>
          <table:table-cell office:value-type="float" office:value="0.0275465713" calcext:value-type="float">
            <text:p>0.02754657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5_loopInvariant_a_fast</text:p>
          </table:table-cell>
          <table:table-cell office:value-type="float" office:value="0.0695910583" calcext:value-type="float">
            <text:p>0.0695910583</text:p>
          </table:table-cell>
          <table:table-cell office:value-type="float" office:value="0.0019307759" calcext:value-type="float">
            <text:p>0.001930775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5_loopInvariant_b</text:p>
          </table:table-cell>
          <table:table-cell office:value-type="float" office:value="5.4476366667" calcext:value-type="float">
            <text:p>5.4476366667</text:p>
          </table:table-cell>
          <table:table-cell office:value-type="float" office:value="0.0172307739" calcext:value-type="float">
            <text:p>0.017230773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_loopInvariant_b_fast</text:p>
          </table:table-cell>
          <table:table-cell office:value-type="float" office:value="0.072546925" calcext:value-type="float">
            <text:p>0.072546925</text:p>
          </table:table-cell>
          <table:table-cell office:value-type="float" office:value="0.0004294409" calcext:value-type="float">
            <text:p>0.000429440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_subExpress_a</text:p>
          </table:table-cell>
          <table:table-cell office:value-type="float" office:value="5.3542041667" calcext:value-type="float">
            <text:p>5.3542041667</text:p>
          </table:table-cell>
          <table:table-cell office:value-type="float" office:value="0.0574982334" calcext:value-type="float">
            <text:p>0.057498233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_subExpress_a_fast</text:p>
          </table:table-cell>
          <table:table-cell table:style-name="ce5" office:value-type="float" office:value="0.0864251" calcext:value-type="float">
            <text:p>0.0864251</text:p>
          </table:table-cell>
          <table:table-cell table:style-name="ce11" office:value-type="float" office:value="0.0010214685" calcext:value-type="float">
            <text:p>0.0010214685</text:p>
          </table:table-cell>
          <table:table-cell table:style-name="ce12"/>
          <table:table-cell table:style-name="ce13" table:number-columns-repeated="3"/>
          <table:table-cell/>
        </table:table-row>
        <table:table-row table:style-name="ro1">
          <table:table-cell/>
          <table:table-cell office:value-type="string" calcext:value-type="string">
            <text:p>7_strenght_red_a</text:p>
          </table:table-cell>
          <table:table-cell office:value-type="float" office:value="5.34267" calcext:value-type="float">
            <text:p>5.34267</text:p>
          </table:table-cell>
          <table:table-cell office:value-type="float" office:value="0.0263990341" calcext:value-type="float">
            <text:p>0.0263990341</text:p>
          </table:table-cell>
          <table:table-cell/>
          <table:table-cell table:style-name="ce13" table:number-columns-repeated="3"/>
          <table:table-cell/>
        </table:table-row>
        <table:table-row table:style-name="ro1">
          <table:table-cell/>
          <table:table-cell office:value-type="string" calcext:value-type="string">
            <text:p>7_strength_red_a_fast</text:p>
          </table:table-cell>
          <table:table-cell table:style-name="ce11" office:value-type="float" office:value="0.0508895" calcext:value-type="float">
            <text:p>0.0508895</text:p>
          </table:table-cell>
          <table:table-cell office:value-type="float" office:value="0.0012269425" calcext:value-type="float">
            <text:p>0.0012269425</text:p>
          </table:table-cell>
          <table:table-cell/>
          <table:table-cell table:style-name="ce13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7_strenght_red_b</text:p>
          </table:table-cell>
          <table:table-cell table:style-name="ce11" office:value-type="float" office:value="5.1141308333" calcext:value-type="float">
            <text:p>5.1141308333</text:p>
          </table:table-cell>
          <table:table-cell table:style-name="ce16" office:value-type="float" office:value="0.0085659033" calcext:value-type="float">
            <text:p>0.0085659033</text:p>
          </table:table-cell>
          <table:table-cell/>
          <table:table-cell table:style-name="ce13" table:number-columns-repeated="3"/>
          <table:table-cell/>
        </table:table-row>
        <table:table-row table:style-name="ro1">
          <table:table-cell/>
          <table:table-cell office:value-type="string" calcext:value-type="string">
            <text:p>7_strength_red_b_fast</text:p>
          </table:table-cell>
          <table:table-cell table:style-name="ce11" office:value-type="float" office:value="0.0829423333" calcext:value-type="float">
            <text:p>0.0829423333</text:p>
          </table:table-cell>
          <table:table-cell table:style-name="ce16" office:value-type="float" office:value="0.0007652084" calcext:value-type="float">
            <text:p>0.0007652084</text:p>
          </table:table-cell>
          <table:table-cell/>
          <table:table-cell table:style-name="ce13" table:number-columns-repeated="3"/>
          <table:table-cell/>
        </table:table-row>
        <table:table-row table:style-name="ro1">
          <table:table-cell table:number-columns-repeated="2"/>
          <table:table-cell table:style-name="ce12"/>
          <table:table-cell table:style-name="ce13"/>
          <table:table-cell/>
          <table:table-cell table:style-name="ce13" table:number-columns-repeated="3"/>
          <table:table-cell/>
        </table:table-row>
        <table:table-row table:style-name="ro1">
          <table:table-cell table:number-columns-repeated="2"/>
          <table:table-cell table:style-name="ce13" table:number-columns-repeated="2"/>
          <table:table-cell table:style-name="ce17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3T17:09:40.051577831</dc:date>
    <meta:editing-duration>P5DT14H10M35S</meta:editing-duration>
    <meta:editing-cycles>46</meta:editing-cycles>
    <meta:generator>LibreOffice/5.1.6.2$Linux_X86_64 LibreOffice_project/10m0$Build-2</meta:generator>
    <meta:document-statistic meta:table-count="1" meta:cell-count="142" meta:object-count="0"/>
  </office:meta>
</office:document-meta>
</file>